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b3b3b3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4cm" fo:min-width="8.59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2cm" fo:min-width="8.7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11cm" fo:min-width="11.87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8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8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798cm"/>
    </style:style>
    <style:style style:name="gr12" style:family="graphic" style:parent-style-name="standard">
      <style:graphic-properties draw:fill-color="#0000cc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5.154cm"/>
    </style:style>
    <style:style style:name="gr16" style:family="graphic" style:parent-style-name="standard">
      <style:graphic-properties draw:fill-color="#cccccc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7.21cm"/>
    </style:style>
    <style:style style:name="gr18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3cm" fo:min-width="4.48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32cm"/>
    </style:style>
    <style:style style:name="gr21" style:family="graphic" style:parent-style-name="standard">
      <style:graphic-properties draw:fill-color="#99ccff" draw:textarea-vertical-align="middle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9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72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09cm" fo:min-width="5.34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3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51cm"/>
    </style:style>
    <style:style style:name="gr29" style:family="graphic" style:parent-style-name="standard">
      <style:graphic-properties draw:stroke="none" svg:stroke-color="#000000" draw:fill="none" draw:fill-color="#ffffff" fo:min-height="0.74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8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29cm" fo:min-width="6.614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ffffff"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color="#ffffff" fo:font-size="16pt" style:text-underline-style="none" style:font-size-asian="16pt" style:font-size-complex="16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999999" fo:font-size="10pt" style:font-size-asian="10pt" style:font-size-complex="10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ffffff" fo:font-size="14pt" style:font-size-asian="14pt" style:font-size-complex="14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ffff" fo:font-size="16pt" style:text-underline-style="none" style:font-size-asian="16pt" style:font-size-complex="16pt"/>
    </style:style>
    <style:style style:name="T15" style:family="text">
      <style:text-properties fo:color="#ffffff" fo:font-size="16pt" style:font-size-asian="16pt" style:font-size-complex="16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2.413cm" svg:height="1.27cm" svg:x="9.444cm" svg:y="4.64cm">
            <text:p/>
          </draw:ellipse>
          <draw:frame draw:style-name="gr2" draw:text-style-name="P2" draw:layer="layout" svg:width="6.939cm" svg:height="0.962cm" svg:x="7.223cm" svg:y="1.054cm">
            <draw:text-box>
              <text:p><text:span text:style-name="T1">MotionMap 3 Structure</text:span></text:p>
            </draw:text-box>
          </draw:frame>
          <draw:frame draw:style-name="gr3" draw:text-style-name="P3" draw:layer="layout" svg:width="9.096cm" svg:height="2.704cm" svg:x="8.134cm" svg:y="24.133cm">
            <draw:text-box>
              <text:p><text:span text:style-name="T2">IO Module Hierarchy</text:span></text:p>
              <text:p><text:span text:style-name="T3">mmComm_Indigo.py</text:span></text:p>
              <text:p><text:span text:style-name="T4"><text:s text:c="2"/></text:span><text:span text:style-name="T4">Includes Lib Module</text:span></text:p>
              <text:p><text:span text:style-name="T5">mmComm_Insteon.py → mmObj_Indigo.py</text:span></text:p>
              <text:p><text:span text:style-name="T5">mmObj_Network.py → mmObj_Insteon.py</text:span></text:p>
              <text:p><text:span text:style-name="T5">mmComm_HVACCommands.py → mmObj_Insteon.py</text:span></text:p>
            </draw:text-box>
          </draw:frame>
          <draw:frame draw:style-name="gr4" draw:text-style-name="P3" draw:layer="layout" svg:width="9.211cm" svg:height="2.67cm" svg:x="8.134cm" svg:y="21.463cm">
            <draw:text-box>
              <text:p><text:span text:style-name="T2">Logic Module Hierarchy</text:span></text:p>
              <text:p><text:span text:style-name="T6">Logic processing for all the device types</text:span></text:p>
              <text:p><text:span text:style-name="T3">mmLogic_Motion.py</text:span></text:p>
              <text:p><text:span text:style-name="T3">mmLogic_HVAC.py → mmComm_</text:span><text:span text:style-name="T5">HVACCommands</text:span><text:span text:style-name="T3">.py</text:span></text:p>
              <text:p><text:span text:style-name="T3">mmLogic_Load.py → </text:span><text:span text:style-name="T5">mmComm_Insteon.py</text:span></text:p>
              <text:p><text:span text:style-name="T3">mmLogic_Companion.py</text:span></text:p>
            </draw:text-box>
          </draw:frame>
          <draw:frame draw:style-name="gr5" draw:text-style-name="P3" draw:layer="layout" svg:width="12.372cm" svg:height="4.661cm" svg:x="8.134cm" svg:y="16.711cm">
            <draw:text-box>
              <text:p><text:span text:style-name="T2">MM Device Hierarchy</text:span></text:p>
              <text:p><text:span text:style-name="T3">mmDev_Occupation.py → mmObj_Indigo.py</text:span></text:p>
              <text:p><text:span text:style-name="T3">mmDev_Scene.py → mmObj_Indigo.py</text:span></text:p>
              <text:p><text:span text:style-name="T3">mmDev_Motion.py → mmObj_Indigo.py, mmLogic_Motion.py</text:span></text:p>
              <text:p><text:span text:style-name="T3">mmDev_MultiSensor.py → mmObj_Indigo.py, mmLogic_Motion.py</text:span></text:p>
              <text:p><text:span text:style-name="T3">mmDev_InsteonLoad.py → mmLogic_Load.py</text:span></text:p>
              <text:p><text:span text:style-name="T3">mmDev_ZWaveLoad.py → mmLogic_Load.py</text:span></text:p>
              <text:p><text:span text:style-name="T3">mmDev_Companion.py → mmObj_Indigo.py, mmLogic_Companion.py</text:span></text:p>
              <text:p><text:span text:style-name="T3">mmDev_HVACInsteon.py → mmLogic_HVAC.py (overrides async in config)</text:span></text:p>
              <text:p><text:span text:style-name="T3">mmDev_HVACNest.py → mmLogic_HVAC.py (override Server cmds)</text:span></text:p>
              <text:p><text:span text:style-name="T3">mmDev_HVACCompanion.py → mmObj_Indigo.py</text:span></text:p>
            </draw:text-box>
          </draw:frame>
          <draw:frame draw:style-name="gr6" draw:text-style-name="P4" draw:layer="layout" svg:width="5.345cm" svg:height="0.721cm" svg:x="13.295cm" svg:y="6.47cm">
            <draw:text-box>
              <text:p text:style-name="P1"><text:span text:style-name="T7">Indigo Device Commands</text:span></text:p>
            </draw:text-box>
          </draw:frame>
          <draw:frame draw:style-name="gr7" draw:text-style-name="P4" draw:layer="layout" svg:width="5.32cm" svg:height="0.721cm" svg:x="8.361cm" svg:y="14.57cm">
            <draw:text-box>
              <text:p text:style-name="P1"><text:span text:style-name="T7">Server Plugin Commands</text:span></text:p>
            </draw:text-box>
          </draw:frame>
          <draw:line draw:style-name="gr8" draw:text-style-name="P1" draw:layer="layout" svg:x1="16.121cm" svg:y1="14.951cm" svg:x2="16.112cm" svg:y2="14.027cm">
            <text:p/>
          </draw:line>
          <draw:frame draw:style-name="gr9" draw:layer="layout" svg:width="2.233cm" svg:height="0.962cm" svg:x="9.606cm" svg:y="4.786cm">
            <draw:text-box>
              <text:p text:style-name="P1">Indigo</text:p>
            </draw:text-box>
          </draw:frame>
          <draw:line draw:style-name="gr10" draw:text-style-name="P1" draw:layer="layout" svg:x1="5.326cm" svg:y1="14.049cm" svg:x2="5.326cm" svg:y2="14.951cm">
            <text:p/>
          </draw:line>
          <draw:frame draw:style-name="gr11" draw:text-style-name="P4" draw:layer="layout" svg:width="5.298cm" svg:height="0.721cm" svg:x="2.648cm" svg:y="6.47cm">
            <draw:text-box>
              <text:p text:style-name="P1"><text:span text:style-name="T7">Indigo Server Commands</text:span></text:p>
            </draw:text-box>
          </draw:frame>
          <draw:line draw:style-name="gr8" draw:text-style-name="P1" draw:layer="layout" svg:x1="5.199cm" svg:y1="7.191cm" svg:x2="5.199cm" svg:y2="8.08cm">
            <text:p/>
          </draw:line>
          <draw:line draw:style-name="gr8" draw:text-style-name="P1" draw:layer="layout" svg:x1="16.121cm" svg:y1="5.286cm" svg:x2="11.885cm" svg:y2="5.292cm">
            <text:p/>
          </draw:line>
          <draw:line draw:style-name="gr10" draw:text-style-name="P1" draw:layer="layout" svg:x1="16.121cm" svg:y1="5.286cm" svg:x2="16.135cm" svg:y2="6.429cm">
            <text:p/>
          </draw:line>
          <draw:line draw:style-name="gr10" draw:text-style-name="P1" draw:layer="layout" svg:x1="5.199cm" svg:y1="5.313cm" svg:x2="9.444cm" svg:y2="5.275cm">
            <text:p/>
          </draw:line>
          <draw:line draw:style-name="gr10" draw:text-style-name="P1" draw:layer="layout" svg:x1="13.605cm" svg:y1="14.99cm" svg:x2="16.145cm" svg:y2="14.99cm">
            <text:p/>
          </draw:line>
          <draw:line draw:style-name="gr10" draw:text-style-name="P1" draw:layer="layout" svg:x1="5.327cm" svg:y1="14.94cm" svg:x2="8.375cm" svg:y2="14.94cm">
            <text:p/>
          </draw:line>
          <draw:g>
            <draw:rect draw:style-name="gr12" draw:text-style-name="P1" draw:layer="layout" svg:width="3.302cm" svg:height="2.032cm" svg:x="8.901cm" svg:y="10.409cm">
              <text:p/>
            </draw:rect>
            <draw:frame draw:style-name="gr13" draw:text-style-name="P4" draw:layer="layout" svg:width="3.22cm" svg:height="1.361cm" svg:x="8.96cm" svg:y="10.707cm">
              <draw:text-box>
                <text:p text:style-name="P1"><text:span text:style-name="T8">Other</text:span></text:p>
                <text:p text:style-name="P1"><text:span text:style-name="T8">MM Devices</text:span></text:p>
              </draw:text-box>
            </draw:frame>
            <draw:rect draw:style-name="gr12" draw:text-style-name="P1" draw:layer="layout" svg:width="3.302cm" svg:height="2.032cm" svg:x="9.055cm" svg:y="10.617cm">
              <text:p/>
            </draw:rect>
            <draw:frame draw:style-name="gr13" draw:text-style-name="P4" draw:layer="layout" svg:width="3.22cm" svg:height="1.361cm" svg:x="9.114cm" svg:y="10.915cm">
              <draw:text-box>
                <text:p text:style-name="P1"><text:span text:style-name="T8">Other</text:span></text:p>
                <text:p text:style-name="P1"><text:span text:style-name="T8">MM Devices</text:span></text:p>
              </draw:text-box>
            </draw:frame>
            <draw:rect draw:style-name="gr12" draw:text-style-name="P1" draw:layer="layout" svg:width="3.302cm" svg:height="2.032cm" svg:x="9.236cm" svg:y="10.852cm">
              <text:p/>
            </draw:rect>
          </draw:g>
          <draw:frame draw:style-name="gr14" draw:text-style-name="P5" draw:layer="layout" svg:width="3.36cm" svg:height="1.916cm" svg:x="9.255cm" svg:y="10.895cm">
            <draw:text-box>
              <text:p text:style-name="P1"><text:span text:style-name="T9">Other</text:span></text:p>
              <text:p text:style-name="P1"><text:span text:style-name="T9">MotionMap 3</text:span></text:p>
              <text:p text:style-name="P1"><text:span text:style-name="T9">Devices</text:span></text:p>
            </draw:text-box>
          </draw:frame>
          <draw:frame draw:style-name="gr15" draw:text-style-name="P6" draw:layer="layout" svg:width="5.654cm" svg:height="0.721cm" svg:x="8.054cm" svg:y="7.191cm">
            <draw:text-box>
              <text:p><text:span text:style-name="T7">Indigo Actions and Console</text:span></text:p>
            </draw:text-box>
          </draw:frame>
          <draw:line draw:style-name="gr8" draw:text-style-name="P1" draw:layer="layout" svg:x1="10.725cm" svg:y1="7.804cm" svg:x2="10.725cm" svg:y2="10.375cm">
            <text:p/>
          </draw:line>
          <draw:line draw:style-name="gr8" draw:text-style-name="P1" draw:layer="layout" svg:x1="10.779cm" svg:y1="13.519cm" svg:x2="13.192cm" svg:y2="13.519cm">
            <text:p/>
          </draw:line>
          <draw:rect draw:style-name="gr16" draw:text-style-name="P1" draw:layer="layout" svg:width="18.796cm" svg:height="1.016cm" svg:x="1.254cm" svg:y="2.47cm">
            <text:p/>
          </draw:rect>
          <draw:frame draw:style-name="gr17" draw:text-style-name="P6" draw:layer="layout" svg:width="17.71cm" svg:height="0.721cm" svg:x="1.807cm" svg:y="2.638cm">
            <draw:text-box>
              <text:p><text:span text:style-name="T10">Insteon and ZWave Physical Devices</text:span><text:span text:style-name="T7"> (Motion Sensors, Light Switches, Thermostats, etc.)</text:span></text:p>
            </draw:text-box>
          </draw:frame>
          <draw:line draw:style-name="gr18" draw:text-style-name="P1" draw:layer="layout" svg:x1="10.69cm" svg:y1="3.486cm" svg:x2="10.714cm" svg:y2="4.702cm">
            <text:p/>
          </draw:line>
          <draw:line draw:style-name="gr10" draw:text-style-name="P1" draw:layer="layout" svg:x1="16.121cm" svg:y1="7.115cm" svg:x2="16.112cm" svg:y2="8.08cm">
            <text:p/>
          </draw:line>
          <draw:line draw:style-name="gr10" draw:text-style-name="P1" draw:layer="layout" svg:x1="5.199cm" svg:y1="5.337cm" svg:x2="5.199cm" svg:y2="6.607cm">
            <text:p/>
          </draw:line>
          <draw:frame draw:style-name="gr19" draw:text-style-name="P3" draw:layer="layout" svg:width="4.989cm" svg:height="4.343cm" svg:x="1.081cm" svg:y="16.711cm">
            <draw:text-box>
              <text:p><text:span text:style-name="T2">Indigo Server Plugin</text:span></text:p>
              <text:p><text:span text:style-name="T3">plugin.py</text:span></text:p>
              <text:p><text:span text:style-name="T4"><text:s text:c="2"/></text:span><text:span text:style-name="T4">Includes Lib Module</text:span></text:p>
              <text:p><text:span text:style-name="T4"><text:s/></text:span></text:p>
              <text:p><text:span text:style-name="T11">Indigo Lib Module</text:span></text:p>
              <text:p><text:span text:style-name="T5"><text:s/></text:span><text:span text:style-name="T5">_MotionMapPlugin.py</text:span></text:p>
              <text:p><text:span text:style-name="T5"><text:s text:c="2"/></text:span><text:span text:style-name="T5">mmLib_Log.py</text:span></text:p>
              <text:p><text:span text:style-name="T5"><text:s text:c="2"/></text:span><text:span text:style-name="T5">mmLib_Low.py</text:span></text:p>
              <text:p><text:span text:style-name="T5"><text:s text:c="2"/></text:span><text:span text:style-name="T5">mmLib_CommandQ.py</text:span></text:p>
              <text:p><text:span text:style-name="T5"><text:s text:c="2"/></text:span><text:span text:style-name="T5">mmLib_Config.py</text:span></text:p>
            </draw:text-box>
          </draw:frame>
          <draw:frame draw:style-name="gr20" draw:text-style-name="P2" draw:layer="layout" svg:width="5.832cm" svg:height="0.962cm" svg:x="1.127cm" svg:y="15.605cm">
            <draw:text-box>
              <text:p><text:span text:style-name="T1">Server Plugin Files</text:span></text:p>
            </draw:text-box>
          </draw:frame>
          <draw:line draw:style-name="gr10" draw:text-style-name="P1" draw:layer="layout" svg:x1="10.733cm" svg:y1="7.307cm" svg:x2="10.733cm" svg:y2="5.91cm">
            <text:p/>
          </draw:line>
          <draw:line draw:style-name="gr8" draw:text-style-name="P1" draw:layer="layout" svg:x1="10.779cm" svg:y1="13.519cm" svg:x2="10.779cm" svg:y2="12.884cm">
            <text:p/>
          </draw:line>
          <draw:g>
            <draw:rect draw:style-name="gr12" draw:text-style-name="P1" draw:layer="layout" svg:width="6.985cm" svg:height="6.223cm" svg:x="13.065cm" svg:y="7.931cm">
              <text:p/>
            </draw:rect>
            <draw:rect draw:style-name="gr21" draw:text-style-name="P1" draw:layer="layout" svg:width="5.842cm" svg:height="1.248cm" svg:x="13.192cm" svg:y="12.779cm">
              <text:p/>
            </draw:rect>
            <draw:rect draw:style-name="gr21" draw:text-style-name="P1" draw:layer="layout" svg:width="5.842cm" svg:height="3.153cm" svg:x="13.158cm" svg:y="8.08cm">
              <text:p/>
            </draw:rect>
            <draw:rect draw:style-name="gr22" draw:text-style-name="P1" draw:layer="layout" svg:width="5.865cm" svg:height="1.27cm" svg:x="13.169cm" svg:y="11.36cm">
              <text:p/>
            </draw:rect>
            <draw:frame draw:style-name="gr23" draw:text-style-name="P4" draw:layer="layout" svg:width="3.406cm" svg:height="1.2cm" svg:x="14.26cm" svg:y="12.851cm">
              <draw:text-box>
                <text:p text:style-name="P1"><text:span text:style-name="T8">mmDev</text:span></text:p>
                <text:p text:style-name="P1"><text:span text:style-name="T3">mmLogic subclass</text:span></text:p>
              </draw:text-box>
            </draw:frame>
            <draw:frame draw:style-name="gr24" draw:text-style-name="P4" draw:layer="layout" svg:width="3.224cm" svg:height="1.276cm" svg:x="14.404cm" svg:y="11.358cm">
              <draw:text-box>
                <text:p text:style-name="P1"><text:span text:style-name="T8">mmLogic</text:span></text:p>
                <text:p text:style-name="P1"><text:span text:style-name="T7">mm</text:span><text:span text:style-name="T3">Obj subclass</text:span></text:p>
              </draw:text-box>
            </draw:frame>
            <draw:frame draw:style-name="gr25" draw:text-style-name="P1" draw:layer="layout" svg:width="5.842cm" svg:height="3.159cm" svg:x="13.165cm" svg:y="8.091cm">
              <draw:text-box>
                <text:p text:style-name="P1"><text:span text:style-name="T8">mmObj</text:span></text:p>
                <text:p text:style-name="P1"><text:span text:style-name="T3">Base Object</text:span></text:p>
                <text:p text:style-name="P1"><text:span text:style-name="T12"><text:s/></text:span><text:span text:style-name="T12">Includes Lib Module</text:span></text:p>
                <text:p text:style-name="P1"><text:span text:style-name="T12"/></text:p>
                <text:p text:style-name="P1"><text:span text:style-name="T13">Command Dispatch</text:span></text:p>
                <text:p text:style-name="P1"><text:span text:style-name="T13">Queuing</text:span></text:p>
                <text:p text:style-name="P1"><text:span text:style-name="T13">Logging</text:span></text:p>
                <text:p text:style-name="P1"><text:span text:style-name="T3">Various Subclasses for mmLogic</text:span></text:p>
              </draw:text-box>
            </draw:frame>
            <draw:frame draw:style-name="gr26" draw:text-style-name="P7" draw:layer="layout" svg:width="5.715cm" svg:height="0.962cm" draw:transform="rotate (-1.57079632679579) translate (20.05cm 8.185cm)">
              <draw:text-box>
                <text:p><text:span text:style-name="T14">MotionMap 3 Device</text:span></text:p>
              </draw:text-box>
            </draw:frame>
          </draw:g>
          <draw:g>
            <draw:rect draw:style-name="gr12" draw:text-style-name="P1" draw:layer="layout" svg:width="7.239cm" svg:height="6.257cm" svg:x="1.254cm" svg:y="7.931cm">
              <text:p/>
            </draw:rect>
            <draw:rect draw:style-name="gr21" draw:text-style-name="P1" draw:layer="layout" svg:width="6.039cm" svg:height="5.969cm" draw:transform="skewX (-0.000872664625997) translate (2.336cm 8.08cm)">
              <text:p/>
            </draw:rect>
            <draw:frame draw:style-name="gr27" draw:text-style-name="P8" draw:layer="layout" svg:width="4.284cm" svg:height="4.585cm" svg:x="3.228cm" svg:y="9.603cm">
              <draw:text-box>
                <text:p text:style-name="P1"><text:span text:style-name="T3">Entry Point</text:span></text:p>
                <text:p text:style-name="P1"><text:span text:style-name="T3"/></text:p>
                <text:p text:style-name="P1"><text:span text:style-name="T3">Initialization</text:span></text:p>
                <text:p text:style-name="P1"><text:span text:style-name="T3"/></text:p>
                <text:p text:style-name="P1"><text:span text:style-name="T3">Parsing</text:span></text:p>
                <text:p text:style-name="P1"><text:span text:style-name="T3"/></text:p>
                <text:p text:style-name="P1"><text:span text:style-name="T3">Driver </text:span></text:p>
                <text:p text:style-name="P1"><text:span text:style-name="T3">Registration</text:span></text:p>
                <text:p text:style-name="P1"><text:span text:style-name="T3"/></text:p>
                <text:p text:style-name="P1"><text:span text:style-name="T3">MM Device IO Dispatch</text:span></text:p>
              </draw:text-box>
            </draw:frame>
            <draw:frame draw:style-name="gr28" draw:text-style-name="P9" draw:layer="layout" svg:width="4.951cm" svg:height="0.806cm" svg:x="2.967cm" svg:y="8.129cm">
              <draw:text-box>
                <text:p text:style-name="P1"><text:span text:style-name="T8">Indigo Server Plugin</text:span></text:p>
              </draw:text-box>
            </draw:frame>
            <draw:frame draw:style-name="gr29" draw:text-style-name="P11" draw:layer="layout" svg:width="5.769cm" svg:height="0.999cm" draw:transform="rotate (-1.57323978774858) translate (2.27cm 8.259cm)">
              <draw:text-box>
                <text:p text:style-name="P10"><text:span text:style-name="T15">Indigo Server Plugin</text:span></text:p>
              </draw:text-box>
            </draw:frame>
          </draw:g>
          <draw:frame draw:style-name="gr30" draw:text-style-name="P2" draw:layer="layout" svg:width="7.982cm" svg:height="0.962cm" svg:x="8.134cm" svg:y="15.589cm">
            <draw:text-box>
              <text:p><text:span text:style-name="T1">Motion Map 3 Device Files</text:span></text:p>
            </draw:text-box>
          </draw:frame>
          <draw:frame draw:style-name="gr26" draw:text-style-name="P2" draw:layer="layout" svg:width="5.715cm" svg:height="0.962cm" svg:x="1.137cm" svg:y="21.32cm">
            <draw:text-box>
              <text:p><text:span text:style-name="T1">Support Files</text:span></text:p>
            </draw:text-box>
          </draw:frame>
          <draw:frame draw:style-name="gr31" draw:text-style-name="P3" draw:layer="layout" svg:width="7.114cm" svg:height="3.479cm" svg:x="1.127cm" svg:y="22.336cm">
            <draw:text-box>
              <text:p><text:span text:style-name="T3">mmStat.</text:span><text:span text:style-name="T16">Location</text:span><text:span text:style-name="T3">.py</text:span></text:p>
              <text:p><text:span text:style-name="T4"><text:s text:c="2"/></text:span><text:span text:style-name="T4">The Object Statistics for Location</text:span></text:p>
              <text:p><text:span text:style-name="T5">mmConfig.</text:span><text:span text:style-name="T17">Location</text:span><text:span text:style-name="T5">.csv</text:span></text:p>
              <text:p><text:span text:style-name="T4"><text:s/></text:span><text:span text:style-name="T4">Behavior Definition for Location's Objects</text:span></text:p>
              <text:p><text:span text:style-name="T5">MotionMapLog.txt</text:span></text:p>
              <text:p><text:span text:style-name="T4"><text:s/></text:span><text:span text:style-name="T4">Logfile created dynamically for debuggin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eg brewer</meta:initial-creator>
    <meta:creation-date>2016-02-28T13:52:17</meta:creation-date>
    <dc:date>2016-03-16T08:54:09</dc:date>
    <dc:creator>greg brewer</dc:creator>
    <meta:editing-duration>P4DT4H10M</meta:editing-duration>
    <meta:editing-cycles>21</meta:editing-cycles>
    <meta:generator>OpenOffice/4.1.2$Unix OpenOffice.org_project/412m3$Build-9782</meta:generator>
    <meta:document-statistic meta:object-count="55"/>
  </office:meta>
</office:document-meta>
</file>